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f0e92" officeooo:paragraph-rsid="000f0e92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15a18" officeooo:paragraph-rsid="00115a1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2aed6" officeooo:paragraph-rsid="0012aed6" style:language-asian="zxx" style:country-asian="none" style:language-complex="zxx" style:country-complex="none"/>
    </style:style>
    <style:style style:name="T1" style:family="text">
      <style:text-properties officeooo:rsid="000d4c89"/>
    </style:style>
    <style:style style:name="T2" style:family="text">
      <style:text-properties officeooo:rsid="00115a18"/>
    </style:style>
    <style:style style:name="T3" style:family="text">
      <style:text-properties officeooo:rsid="0012aed6"/>
    </style:style>
    <style:style style:name="T4" style:family="text">
      <style:text-properties officeooo:rsid="0012d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n ska innehålla en beskrivning om en lokal där lokalens yta, telefonnummer address och lokalens unika kod. En address ska innehålla information om gata, gatunummer och postort.</text:p>
      <text:p text:style-name="P1"/>
      <text:p text:style-name="P1">Det ska även vara möjligt att beskriva en person med personnummer, mobiltelefonnummer, för och efternamn. <text:span text:style-name="T2">Det ska även vara möjligt att lagra en adress där personen är bosatt.</text:span></text:p>
      <text:p text:style-name="P2">Personen kommer antingen att vara en anställd på skolanm eller en elev.</text:p>
      <text:p text:style-name="P2"/>
      <text:p text:style-name="P2">En Elev ska hålla extra information om personen såsom skemnamn och ämneskunskaper och vilken klass hen går i.</text:p>
      <text:p text:style-name="P2">En lärare ska hålla extra information om personen såsom när den anställda började att jobba, vilken utbildning hen har, vilka arbetslag läraren är del av samt vi<text:span text:style-name="T3">lken klarr den anställda är ansvarig över.</text:span></text:p>
      <text:p text:style-name="P2"/>
      <text:p text:style-name="P3">Ett arbetslag beskrivs med dess namn och metodig samt lokalerna de håller till i samt lokalens yta och vilka klasser som tillhör arbetslaget.</text:p>
      <text:p text:style-name="P3">En klass beskrivs med året de startades, antal elever, vilka elever som tillhör klassen, <text:span text:style-name="T4">vilken lärare det är som är ansvarig för klassen samt vilka arbetslag det är som tillhör klass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2:26:08.171674731</meta:creation-date>
    <dc:date>2021-02-01T13:40:46.938241575</dc:date>
    <meta:editing-duration>PT2M47S</meta:editing-duration>
    <meta:editing-cycles>1</meta:editing-cycles>
    <meta:document-statistic meta:table-count="0" meta:image-count="0" meta:object-count="0" meta:page-count="1" meta:paragraph-count="7" meta:word-count="172" meta:character-count="1069" meta:non-whitespace-character-count="904"/>
    <meta:generator>LibreOffice/6.4.6.2$Linux_X86_64 LibreOffice_project/40$Build-2</meta:generator>
  </office:meta>
</office:document-meta>
</file>